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Futura Std Condensed" svg:font-family="'Futura Std Condensed'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" fo:font-size="16pt" fo:language="en" fo:country="US" fo:font-weight="normal" officeooo:rsid="00067fba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Futura Std Condensed" fo:font-size="24pt" fo:language="en" fo:country="US" fo:font-weight="normal" officeooo:rsid="00067fba" style:font-size-asian="24pt" style:font-weight-asian="normal" style:font-size-complex="2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Futura Std Condensed" fo:font-size="18pt" fo:language="en" fo:country="US" fo:font-weight="normal" officeooo:rsid="0037fe84" officeooo:paragraph-rsid="0037fe84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Futura Std Condensed" fo:font-size="18pt" fo:language="en" fo:country="US" fo:font-weight="normal" officeooo:rsid="00384de7" officeooo:paragraph-rsid="00384de7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Futura Std Condensed Light" fo:font-size="16pt" fo:language="en" fo:country="US" fo:font-weight="normal" officeooo:rsid="00088875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fo:font-weight="normal" officeooo:rsid="00088875" officeooo:paragraph-rsid="00384de7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fo:font-weight="normal" officeooo:rsid="00088875" officeooo:paragraph-rsid="003a0647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fo:font-weight="normal" officeooo:rsid="00136213" officeooo:paragraph-rsid="0039a064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fo:font-weight="normal" officeooo:rsid="00136213" officeooo:paragraph-rsid="003a0647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fo:font-weight="normal" officeooo:rsid="00136213" officeooo:paragraph-rsid="003b9c95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Futura Std Condensed Light" fo:font-size="16pt" fo:language="en" fo:country="US" fo:font-weight="normal" officeooo:rsid="00136213" officeooo:paragraph-rsid="0037fe84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fo:font-weight="normal" officeooo:rsid="00384de7" officeooo:paragraph-rsid="00384de7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Futura Std Condensed Light1" fo:font-size="16pt" fo:language="en" fo:country="US" fo:font-weight="normal" officeooo:rsid="00384de7" officeooo:paragraph-rsid="003a0647" fo:background-color="transparent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Futura Std Condensed Light" fo:font-size="16pt" fo:language="en" fo:country="US" fo:font-weight="normal" officeooo:rsid="00136213" officeooo:paragraph-rsid="0037fe84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Futura Std Condensed Light" fo:font-size="16pt" fo:language="en" fo:country="US" fo:font-weight="normal" officeooo:rsid="00136213" officeooo:paragraph-rsid="003ff20f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style:font-name="Futura Std Condensed" fo:font-size="18pt" fo:language="en" fo:country="US" fo:font-weight="normal" officeooo:rsid="003a0647" officeooo:paragraph-rsid="003a0647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style:font-name="Futura Std Condensed" fo:font-size="18pt" fo:language="en" fo:country="US" fo:font-weight="normal" officeooo:rsid="003c4cdd" officeooo:paragraph-rsid="003c4cdd" style:font-size-asian="18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c9211e" style:font-name="Futura Std Condensed" fo:font-size="16pt" fo:language="en" fo:country="US" fo:font-weight="normal" officeooo:rsid="003b9c95" officeooo:paragraph-rsid="003c4cdd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c9211e" style:font-name="Futura Std Condensed" fo:font-size="16pt" fo:language="en" fo:country="US" fo:font-weight="normal" officeooo:rsid="003c4cdd" officeooo:paragraph-rsid="0037fe84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fo:font-weight="normal" officeooo:rsid="00136213" officeooo:paragraph-rsid="0037fe84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fo:font-weight="normal" officeooo:rsid="00136213" officeooo:paragraph-rsid="003ff20f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fo:font-weight="normal" officeooo:rsid="00136213" officeooo:paragraph-rsid="003d9826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fo:font-weight="normal" officeooo:rsid="003ff20f" officeooo:paragraph-rsid="003ff20f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text-align="center" style:justify-single-word="false"/>
      <style:text-properties officeooo:paragraph-rsid="003ff20f"/>
    </style:style>
    <style:style style:name="P25" style:family="paragraph" style:parent-style-name="Standard">
      <style:paragraph-properties fo:text-align="start" style:justify-single-word="false"/>
      <style:text-properties officeooo:paragraph-rsid="003ff20f"/>
    </style:style>
    <style:style style:name="P26" style:family="paragraph" style:parent-style-name="Standard">
      <style:paragraph-properties fo:text-align="start" style:justify-single-word="false"/>
      <style:text-properties officeooo:paragraph-rsid="0037fe84"/>
    </style:style>
    <style:style style:name="P27" style:family="paragraph" style:parent-style-name="Standard">
      <style:paragraph-properties fo:text-align="start" style:justify-single-word="false"/>
      <style:text-properties officeooo:paragraph-rsid="00421662"/>
    </style:style>
    <style:style style:name="P28" style:family="paragraph" style:parent-style-name="Standard">
      <style:paragraph-properties fo:text-align="start" style:justify-single-word="false"/>
      <style:text-properties officeooo:paragraph-rsid="0043540e"/>
    </style:style>
    <style:style style:name="P29" style:family="paragraph" style:parent-style-name="Standard">
      <style:paragraph-properties fo:text-align="center" style:justify-single-word="false"/>
      <style:text-properties fo:font-size="18pt" officeooo:rsid="00421662" officeooo:paragraph-rsid="00421662" style:font-size-asian="18pt" style:font-size-complex="18pt"/>
    </style:style>
    <style:style style:name="P30" style:family="paragraph" style:parent-style-name="Standard">
      <style:paragraph-properties fo:text-align="center" style:justify-single-word="false"/>
      <style:text-properties fo:font-size="18pt" officeooo:rsid="00421662" officeooo:paragraph-rsid="0043540e" style:font-size-asian="18pt" style:font-size-complex="18pt"/>
    </style:style>
    <style:style style:name="T1" style:family="text">
      <style:text-properties fo:color="#c9211e" style:font-name="Futura Std Condensed" fo:font-size="18pt" officeooo:rsid="00138f05" style:font-size-asian="18pt" style:font-size-complex="18pt"/>
    </style:style>
    <style:style style:name="T2" style:family="text">
      <style:text-properties fo:color="#c9211e" style:font-name="Futura Std Condensed" fo:font-size="18pt" officeooo:rsid="002a1308" style:font-size-asian="18pt" style:font-size-complex="18pt"/>
    </style:style>
    <style:style style:name="T3" style:family="text">
      <style:text-properties fo:color="#c9211e" style:font-name="Futura Std Condensed" fo:font-size="18pt" officeooo:rsid="003b9c95" style:font-size-asian="18pt" style:font-size-complex="18pt"/>
    </style:style>
    <style:style style:name="T4" style:family="text">
      <style:text-properties fo:color="#c9211e" style:font-name="Futura Std Condensed" fo:font-size="18pt" officeooo:rsid="003d9826" style:font-size-asian="18pt" style:font-size-complex="18pt"/>
    </style:style>
    <style:style style:name="T5" style:family="text">
      <style:text-properties fo:color="#c9211e" style:font-name="Futura Std Condensed" fo:font-size="18pt" fo:background-color="transparent" loext:char-shading-value="0" style:font-size-asian="18pt" style:font-size-complex="18pt"/>
    </style:style>
    <style:style style:name="T6" style:family="text">
      <style:text-properties fo:color="#c9211e" style:font-name="Futura Std Condensed" fo:font-size="18pt" officeooo:rsid="00136213" fo:background-color="transparent" loext:char-shading-value="0" style:font-size-asian="18pt" style:font-size-complex="18pt"/>
    </style:style>
    <style:style style:name="T7" style:family="text">
      <style:text-properties fo:color="#c9211e" style:font-name="Futura Std Condensed" fo:font-size="18pt" officeooo:rsid="002a1308" fo:background-color="transparent" loext:char-shading-value="0" style:font-size-asian="18pt" style:font-size-complex="18pt"/>
    </style:style>
    <style:style style:name="T8" style:family="text">
      <style:text-properties fo:color="#c9211e" style:font-name="Futura Std Condensed" fo:font-size="18pt" officeooo:rsid="002e178a" fo:background-color="transparent" loext:char-shading-value="0" style:font-size-asian="18pt" style:font-size-complex="18pt"/>
    </style:style>
    <style:style style:name="T9" style:family="text">
      <style:text-properties fo:color="#c9211e" style:font-name="Futura Std Condensed" fo:font-size="18pt" officeooo:rsid="00384de7" fo:background-color="transparent" loext:char-shading-value="0" style:font-size-asian="18pt" style:font-size-complex="18pt"/>
    </style:style>
    <style:style style:name="T10" style:family="text">
      <style:text-properties fo:color="#c9211e" style:font-name="Futura Std Condensed" fo:font-size="18pt" officeooo:rsid="00397543" fo:background-color="transparent" loext:char-shading-value="0" style:font-size-asian="18pt" style:font-size-complex="18pt"/>
    </style:style>
    <style:style style:name="T11" style:family="text">
      <style:text-properties fo:color="#c9211e" style:font-name="Futura Std Condensed" officeooo:rsid="00138f05"/>
    </style:style>
    <style:style style:name="T12" style:family="text">
      <style:text-properties fo:color="#c9211e" style:font-name="Futura Std Condensed" fo:background-color="transparent" loext:char-shading-value="0"/>
    </style:style>
    <style:style style:name="T13" style:family="text">
      <style:text-properties fo:color="#c9211e" style:font-name="Futura Std Condensed" officeooo:rsid="0016e787" fo:background-color="transparent" loext:char-shading-value="0"/>
    </style:style>
    <style:style style:name="T14" style:family="text">
      <style:text-properties fo:color="#c9211e" style:font-name="Futura Std Condensed" officeooo:rsid="00136213" fo:background-color="transparent" loext:char-shading-value="0"/>
    </style:style>
    <style:style style:name="T15" style:family="text">
      <style:text-properties fo:color="#c9211e" style:font-name="Futura Std Condensed" officeooo:rsid="002a1308" fo:background-color="transparent" loext:char-shading-value="0"/>
    </style:style>
    <style:style style:name="T16" style:family="text">
      <style:text-properties fo:color="#c9211e" style:font-name="Futura Std Condensed" officeooo:rsid="002c7ce0" fo:background-color="transparent" loext:char-shading-value="0"/>
    </style:style>
    <style:style style:name="T17" style:family="text">
      <style:text-properties fo:color="#c9211e" style:font-name="Futura Std Condensed" officeooo:rsid="002e178a" fo:background-color="transparent" loext:char-shading-value="0"/>
    </style:style>
    <style:style style:name="T18" style:family="text">
      <style:text-properties fo:color="#c9211e" style:font-name="Futura Std Condensed" officeooo:rsid="002a1308"/>
    </style:style>
    <style:style style:name="T19" style:family="text">
      <style:text-properties fo:color="#c9211e" style:font-name="Futura Std Condensed" officeooo:rsid="0039a064"/>
    </style:style>
    <style:style style:name="T20" style:family="text">
      <style:text-properties fo:color="#c9211e" style:font-name="Futura Std Condensed" officeooo:rsid="003a0647" style:font-size-asian="16pt"/>
    </style:style>
    <style:style style:name="T21" style:family="text">
      <style:text-properties fo:color="#c9211e" style:font-name="Futura Std Condensed" officeooo:rsid="003b9c95" style:font-size-asian="16pt"/>
    </style:style>
    <style:style style:name="T22" style:family="text">
      <style:text-properties fo:color="#c9211e" style:font-name="Futura Std Condensed" officeooo:rsid="003d9826" style:font-size-asian="16pt"/>
    </style:style>
    <style:style style:name="T23" style:family="text">
      <style:text-properties fo:color="#c9211e" style:font-name="Futura Std Condensed" style:text-underline-style="solid" style:text-underline-width="auto" style:text-underline-color="font-color" officeooo:rsid="003b9c95" style:font-size-asian="16pt"/>
    </style:style>
    <style:style style:name="T24" style:family="text">
      <style:text-properties fo:color="#c9211e" style:font-name="Futura Std Condensed" style:text-underline-style="none" officeooo:rsid="003c4cdd" style:font-size-asian="16pt"/>
    </style:style>
    <style:style style:name="T25" style:family="text">
      <style:text-properties fo:color="#c9211e" style:font-name="Futura Std Condensed" fo:font-size="16pt" fo:language="en" fo:country="US" fo:font-weight="normal" officeooo:rsid="003c4cdd" style:font-size-asian="14pt" style:font-weight-asian="normal" style:font-size-complex="16pt" style:font-weight-complex="normal"/>
    </style:style>
    <style:style style:name="T26" style:family="text">
      <style:text-properties fo:color="#c9211e" style:font-name="Futura Std Condensed" fo:font-size="16pt" fo:language="en" fo:country="US" fo:font-weight="normal" officeooo:rsid="003ed787" style:font-size-asian="14pt" style:font-weight-asian="normal" style:font-size-complex="16pt" style:font-weight-complex="normal"/>
    </style:style>
    <style:style style:name="T27" style:family="text">
      <style:text-properties fo:color="#c9211e" style:font-name="Futura Std Condensed" fo:font-size="16pt" fo:language="en" fo:country="US" fo:font-weight="normal" officeooo:rsid="00421662" style:font-size-asian="14pt" style:font-weight-asian="normal" style:font-size-complex="16pt" style:font-weight-complex="normal"/>
    </style:style>
    <style:style style:name="T28" style:family="text">
      <style:text-properties fo:color="#c9211e" style:font-name="Futura Std Condensed" fo:font-size="16pt" fo:language="en" fo:country="US" fo:font-weight="normal" officeooo:rsid="0042f0c9" style:font-size-asian="14pt" style:font-weight-asian="normal" style:font-size-complex="16pt" style:font-weight-complex="normal"/>
    </style:style>
    <style:style style:name="T29" style:family="text">
      <style:text-properties fo:color="#c9211e" style:font-name="Futura Std Condensed" fo:font-size="16pt" fo:language="en" fo:country="US" fo:font-weight="normal" officeooo:rsid="0043540e" style:font-size-asian="14pt" style:font-weight-asian="normal" style:font-size-complex="16pt" style:font-weight-complex="normal"/>
    </style:style>
    <style:style style:name="T30" style:family="text">
      <style:text-properties fo:color="#c9211e" style:font-name="Futura Std Condensed" fo:font-size="16pt" fo:language="en" fo:country="US" fo:font-weight="normal" officeooo:rsid="003ff20f" style:font-size-asian="16pt" style:font-weight-asian="normal" style:font-size-complex="16pt" style:font-weight-complex="normal"/>
    </style:style>
    <style:style style:name="T31" style:family="text">
      <style:text-properties fo:color="#c9211e" style:font-name="Futura Std Condensed" fo:font-size="16pt" fo:language="en" fo:country="US" fo:font-weight="normal" officeooo:rsid="0040b43e" style:font-size-asian="16pt" style:font-weight-asian="normal" style:font-size-complex="16pt" style:font-weight-complex="normal"/>
    </style:style>
    <style:style style:name="T32" style:family="text">
      <style:text-properties fo:color="#c9211e" style:font-name="Futura Std Condensed Light" style:text-underline-style="solid" style:text-underline-width="auto" style:text-underline-color="font-color" officeooo:rsid="003b9c95" style:font-size-asian="16pt"/>
    </style:style>
    <style:style style:name="T33" style:family="text">
      <style:text-properties fo:color="#c9211e" style:font-name="Futura Std Condensed Light" fo:font-size="16pt" fo:language="en" fo:country="US" style:text-underline-style="none" fo:font-weight="normal" officeooo:rsid="00421662" style:font-size-asian="14pt" style:font-weight-asian="normal" style:font-size-complex="16pt" style:font-weight-complex="normal"/>
    </style:style>
    <style:style style:name="T34" style:family="text">
      <style:text-properties fo:color="#000000"/>
    </style:style>
    <style:style style:name="T35" style:family="text">
      <style:text-properties fo:color="#000000" style:font-name="Futura Std Condensed Light" officeooo:rsid="00138f05"/>
    </style:style>
    <style:style style:name="T36" style:family="text">
      <style:text-properties fo:color="#000000" style:font-name="Futura Std Condensed Light" officeooo:rsid="001586af"/>
    </style:style>
    <style:style style:name="T37" style:family="text">
      <style:text-properties fo:color="#000000" style:font-name="Futura Std Condensed Light" officeooo:rsid="003a0647" style:font-size-asian="16pt"/>
    </style:style>
    <style:style style:name="T38" style:family="text">
      <style:text-properties fo:color="#000000" style:font-name="Futura Std Condensed Light" officeooo:rsid="003b9c95" style:font-size-asian="16pt"/>
    </style:style>
    <style:style style:name="T39" style:family="text">
      <style:text-properties fo:color="#000000" style:font-name="Futura Std Condensed Light" fo:font-size="16pt" fo:language="en" fo:country="US" fo:font-weight="normal" officeooo:rsid="00136213" style:font-size-asian="14pt" style:font-weight-asian="normal" style:font-size-complex="16pt" style:font-weight-complex="normal"/>
    </style:style>
    <style:style style:name="T40" style:family="text">
      <style:text-properties fo:color="#000000" style:font-name="Futura Std Condensed Light" fo:font-size="16pt" fo:language="en" fo:country="US" fo:font-weight="normal" officeooo:rsid="003c4cdd" style:font-size-asian="14pt" style:font-weight-asian="normal" style:font-size-complex="16pt" style:font-weight-complex="normal"/>
    </style:style>
    <style:style style:name="T41" style:family="text">
      <style:text-properties fo:color="#000000" style:font-name="Futura Std Condensed Light" fo:font-size="16pt" fo:language="en" fo:country="US" fo:font-weight="normal" officeooo:rsid="003d9826" style:font-size-asian="14pt" style:font-weight-asian="normal" style:font-size-complex="16pt" style:font-weight-complex="normal"/>
    </style:style>
    <style:style style:name="T42" style:family="text">
      <style:text-properties fo:color="#000000" style:font-name="Futura Std Condensed Light" fo:font-size="16pt" fo:language="en" fo:country="US" fo:font-weight="normal" officeooo:rsid="003ed787" style:font-size-asian="14pt" style:font-weight-asian="normal" style:font-size-complex="16pt" style:font-weight-complex="normal"/>
    </style:style>
    <style:style style:name="T43" style:family="text">
      <style:text-properties fo:color="#000000" style:font-name="Futura Std Condensed Light" fo:font-size="16pt" fo:language="en" fo:country="US" fo:font-weight="normal" officeooo:rsid="0043540e" style:font-size-asian="14pt" style:font-weight-asian="normal" style:font-size-complex="16pt" style:font-weight-complex="normal"/>
    </style:style>
    <style:style style:name="T44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3ed787" style:font-size-asian="14pt" style:font-weight-asian="normal" style:font-size-complex="16pt" style:font-weight-complex="normal"/>
    </style:style>
    <style:style style:name="T45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3c4cdd" style:font-size-asian="14pt" style:font-weight-asian="normal" style:font-size-complex="16pt" style:font-weight-complex="normal"/>
    </style:style>
    <style:style style:name="T46" style:family="text">
      <style:text-properties fo:color="#000000" style:font-name="Futura Std Condensed Light" fo:font-size="16pt" fo:language="en" fo:country="US" style:text-underline-style="none" fo:font-weight="normal" officeooo:rsid="003d9826" style:font-size-asian="14pt" style:font-weight-asian="normal" style:font-size-complex="16pt" style:font-weight-complex="normal"/>
    </style:style>
    <style:style style:name="T47" style:family="text">
      <style:text-properties fo:color="#000000" style:font-name="Futura Std Condensed Light" fo:font-size="16pt" fo:language="en" fo:country="US" style:text-underline-style="none" fo:font-weight="normal" officeooo:rsid="003ed787" style:font-size-asian="14pt" style:font-weight-asian="normal" style:font-size-complex="16pt" style:font-weight-complex="normal"/>
    </style:style>
    <style:style style:name="T48" style:family="text">
      <style:text-properties fo:color="#000000" style:font-name="Futura Std Condensed Light" fo:font-size="16pt" fo:language="en" fo:country="US" style:text-underline-style="none" fo:font-weight="normal" officeooo:rsid="00421662" style:font-size-asian="14pt" style:font-weight-asian="normal" style:font-size-complex="16pt" style:font-weight-complex="normal"/>
    </style:style>
    <style:style style:name="T49" style:family="text">
      <style:text-properties fo:color="#000000" style:font-name="Futura Std Condensed Light" fo:font-size="16pt" fo:language="en" fo:country="US" style:text-underline-style="none" fo:font-weight="normal" officeooo:rsid="0043540e" style:font-size-asian="14pt" style:font-weight-asian="normal" style:font-size-complex="16pt" style:font-weight-complex="normal"/>
    </style:style>
    <style:style style:name="T50" style:family="text">
      <style:text-properties fo:color="#000000" style:font-name="Futura Std Condensed Light" fo:language="en" fo:country="US" style:text-underline-style="none" fo:font-weight="normal" style:font-weight-asian="normal" style:font-weight-complex="normal"/>
    </style:style>
    <style:style style:name="T51" style:family="text">
      <style:text-properties fo:color="#000000" fo:background-color="transparent" loext:char-shading-value="0"/>
    </style:style>
    <style:style style:name="T52" style:family="text">
      <style:text-properties fo:color="#000000" officeooo:rsid="001586af" fo:background-color="transparent" loext:char-shading-value="0"/>
    </style:style>
    <style:style style:name="T53" style:family="text">
      <style:text-properties fo:color="#000000" officeooo:rsid="0039a064" fo:background-color="transparent" loext:char-shading-value="0"/>
    </style:style>
    <style:style style:name="T54" style:family="text">
      <style:text-properties fo:color="#000000" officeooo:rsid="003a0647" fo:background-color="transparent" loext:char-shading-value="0"/>
    </style:style>
    <style:style style:name="T55" style:family="text">
      <style:text-properties fo:color="#000000" officeooo:rsid="003b9c95" fo:background-color="transparent" loext:char-shading-value="0"/>
    </style:style>
    <style:style style:name="T56" style:family="text">
      <style:text-properties fo:color="#000000" officeooo:rsid="003d9826" fo:background-color="transparent" loext:char-shading-value="0"/>
    </style:style>
    <style:style style:name="T57" style:family="text">
      <style:text-properties fo:color="#000000" officeooo:rsid="00138f05"/>
    </style:style>
    <style:style style:name="T58" style:family="text">
      <style:text-properties fo:color="#000000" style:font-name="Futura Std Condensed Light1" officeooo:rsid="0037fe84" fo:background-color="transparent" loext:char-shading-value="0"/>
    </style:style>
    <style:style style:name="T59" style:family="text">
      <style:text-properties fo:color="#000000" style:font-name="Futura Std Condensed Light1" officeooo:rsid="00384de7" fo:background-color="transparent" loext:char-shading-value="0"/>
    </style:style>
    <style:style style:name="T60" style:family="text">
      <style:text-properties fo:color="#000000" style:font-name="Futura Std Condensed Light1" officeooo:rsid="00397543" fo:background-color="transparent" loext:char-shading-value="0"/>
    </style:style>
    <style:style style:name="T61" style:family="text">
      <style:text-properties fo:color="#000000" officeooo:rsid="0039a064"/>
    </style:style>
    <style:style style:name="T62" style:family="text">
      <style:text-properties fo:color="#000000" style:font-name="Futura Std Condensed" fo:font-size="18pt" officeooo:rsid="0039a064" style:font-size-asian="18pt" style:font-size-complex="18pt"/>
    </style:style>
    <style:style style:name="T63" style:family="text">
      <style:text-properties fo:color="#000000" style:font-name="Futura Std Condensed" fo:font-size="18pt" officeooo:rsid="003b9c95" style:font-size-asian="18pt" style:font-size-complex="18pt"/>
    </style:style>
    <style:style style:name="T64" style:family="text">
      <style:text-properties fo:color="#000000" style:font-name="Futura Std Condensed" fo:font-size="18pt" fo:language="en" fo:country="US" fo:font-weight="normal" officeooo:rsid="003ff20f" style:font-size-asian="18pt" style:font-weight-asian="normal" style:font-size-complex="18pt" style:font-weight-complex="normal"/>
    </style:style>
    <style:style style:name="T65" style:family="text">
      <style:text-properties fo:color="#000000" style:font-name="Futura Std Condensed" fo:font-size="18pt" fo:language="en" fo:country="US" fo:font-weight="normal" officeooo:rsid="003c4cdd" style:font-size-asian="18pt" style:font-weight-asian="normal" style:font-size-complex="18pt" style:font-weight-complex="normal"/>
    </style:style>
    <style:style style:name="T66" style:family="text">
      <style:text-properties fo:color="#000000" style:font-name="Futura Std Condensed" fo:font-size="18pt" style:text-underline-style="none" officeooo:rsid="003ed787" style:font-size-asian="16pt" style:font-size-complex="18pt"/>
    </style:style>
    <style:style style:name="T67" style:family="text">
      <style:text-properties fo:color="#000000" style:font-name="Futura Std Condensed" fo:font-size="16pt" fo:language="en" fo:country="US" style:text-underline-style="solid" style:text-underline-width="auto" style:text-underline-color="font-color" fo:font-weight="normal" officeooo:rsid="003ed787" style:font-size-asian="14pt" style:font-weight-asian="normal" style:font-size-complex="16pt" style:font-weight-complex="normal"/>
    </style:style>
    <style:style style:name="T68" style:family="text">
      <style:text-properties fo:color="#000000" style:font-name="Futura Std Condensed" fo:font-size="16pt" fo:language="en" fo:country="US" style:text-underline-style="solid" style:text-underline-width="auto" style:text-underline-color="font-color" fo:font-weight="normal" officeooo:rsid="003d9826" style:font-size-asian="14pt" style:font-weight-asian="normal" style:font-size-complex="16pt" style:font-weight-complex="normal"/>
    </style:style>
    <style:style style:name="T69" style:family="text">
      <style:text-properties fo:color="#000000" style:font-name="Futura Std Condensed" fo:font-size="16pt" fo:language="en" fo:country="US" fo:font-weight="normal" officeooo:rsid="003d9826" style:font-size-asian="14pt" style:font-weight-asian="normal" style:font-size-complex="16pt" style:font-weight-complex="normal"/>
    </style:style>
    <style:style style:name="T70" style:family="text">
      <style:text-properties fo:color="#000000" style:font-name="Futura Std Condensed" fo:font-size="16pt" fo:language="en" fo:country="US" fo:font-weight="normal" officeooo:rsid="0040b43e" style:font-size-asian="14pt" style:font-weight-asian="normal" style:font-size-complex="16pt" style:font-weight-complex="normal"/>
    </style:style>
    <style:style style:name="T71" style:family="text">
      <style:text-properties fo:color="#000000" style:font-name="Futura Std Condensed" fo:font-size="16pt" fo:language="en" fo:country="US" fo:font-weight="normal" officeooo:rsid="003c4cdd" style:font-size-asian="14pt" style:font-weight-asian="normal" style:font-size-complex="16pt" style:font-weight-complex="normal"/>
    </style:style>
    <style:style style:name="T72" style:family="text">
      <style:text-properties fo:color="#000000" style:font-name="Futura Std Condensed" fo:font-size="16pt" fo:language="en" fo:country="US" fo:font-weight="normal" officeooo:rsid="00421662" style:font-size-asian="14pt" style:font-weight-asian="normal" style:font-size-complex="16pt" style:font-weight-complex="normal"/>
    </style:style>
    <style:style style:name="T73" style:family="text">
      <style:text-properties fo:color="#000000" style:font-name="Futura Std Condensed" fo:font-size="16pt" fo:language="en" fo:country="US" fo:font-weight="normal" officeooo:rsid="0043540e" style:font-size-asian="14pt" style:font-weight-asian="normal" style:font-size-complex="16pt" style:font-weight-complex="normal"/>
    </style:style>
    <style:style style:name="T74" style:family="text">
      <style:text-properties fo:color="#000000" style:font-name="Futura Std Condensed" fo:font-size="16pt" fo:language="en" fo:country="US" fo:font-weight="normal" officeooo:rsid="003ff20f" style:font-size-asian="16pt" style:font-weight-asian="normal" style:font-size-complex="16pt" style:font-weight-complex="normal"/>
    </style:style>
    <style:style style:name="T75" style:family="text">
      <style:text-properties fo:color="#000000" style:font-name="Futura Std Condensed" fo:font-size="16pt" fo:language="en" fo:country="US" fo:font-weight="normal" officeooo:rsid="0040b43e" style:font-size-asian="16pt" style:font-weight-asian="normal" style:font-size-complex="16pt" style:font-weight-complex="normal"/>
    </style:style>
    <style:style style:name="T76" style:family="text">
      <style:text-properties fo:color="#000000" style:font-name="Futura Std Condensed" style:font-size-asian="16pt"/>
    </style:style>
    <style:style style:name="T77" style:family="text">
      <style:text-properties fo:color="#000000" style:font-name="Futura Std Condensed" officeooo:rsid="003ff20f" style:font-size-asian="16pt"/>
    </style:style>
    <style:style style:name="T78" style:family="text">
      <style:text-properties fo:color="#000000" officeooo:rsid="001586af"/>
    </style:style>
    <style:style style:name="T79" style:family="text">
      <style:text-properties fo:color="#000000" officeooo:rsid="003a0647"/>
    </style:style>
    <style:style style:name="T80" style:family="text">
      <style:text-properties style:font-name="Futura Std Condensed" fo:font-size="18pt" officeooo:rsid="0039a064" style:font-size-asian="18pt" style:font-size-complex="18pt"/>
    </style:style>
    <style:style style:name="T81" style:family="text">
      <style:text-properties officeooo:rsid="0039a064"/>
    </style:style>
    <style:style style:name="T82" style:family="text">
      <style:text-properties officeooo:rsid="003a0647"/>
    </style:style>
    <style:style style:name="T83" style:family="text">
      <style:text-properties officeooo:rsid="003b9c95"/>
    </style:style>
    <style:style style:name="T84" style:family="text">
      <style:text-properties officeooo:rsid="003c4cdd"/>
    </style:style>
    <style:style style:name="T85" style:family="text">
      <style:text-properties officeooo:rsid="003eb7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 <text:span text:style-name="T85">More about combos</text:span> -</text:p>
      <text:p text:style-name="P1"/>
      <text:p text:style-name="P5"/>
      <text:p text:style-name="P4">Cancel frame <text:span text:style-name="T84">numbers</text:span>:</text:p>
      <text:p text:style-name="P4"/>
      <text:p text:style-name="P12"><text:tab/><text:span text:style-name="T80">I</text:span><text:span text:style-name="T81">’m not sure about that but I think that</text:span><text:span text:style-name="T61"> </text:span><text:span text:style-name="T79">cancel frames are at the beginning of animations</text:span><text:span text:style-name="T81"> in vs fighting games. </text:span><text:span text:style-name="T82">So I suggest that we do it the opposite way. </text:span><text:span text:style-name="T81">By that I mean that </text:span><text:span text:style-name="T61">the </text:span><text:span text:style-name="T19">cancel frames will be at the end of an animation</text:span><text:span text:style-name="T81">. I think that will be a bit more challenging </text:span><text:span text:style-name="T83">(no button mashups) </text:span><text:span text:style-name="T81">considering that we use </text:span><text:span text:style-name="T82">easy/</text:span><text:span text:style-name="T81">simple button combinations for attacks.</text:span></text:p>
      <text:p text:style-name="P3"/>
      <text:p text:style-name="P6"><text:tab/><text:span text:style-name="T1">P</text:span><text:span text:style-name="T11">unch:</text:span><text:span text:style-name="T57"> </text:span><text:span text:style-name="T59">(animation: 11</text:span><text:span text:style-name="T58"> frames</text:span><text:span text:style-name="T59">) / (cancel: </text:span><text:span text:style-name="T60">last</text:span><text:span text:style-name="T59"> </text:span><text:span text:style-name="T10">4</text:span><text:span text:style-name="T59"> frames)</text:span></text:p>
      <text:p text:style-name="P6"><text:span text:style-name="T35"><text:tab/></text:span><text:span text:style-name="T1">K</text:span><text:span text:style-name="T11">ick: </text:span><text:span text:style-name="T59">(animation: 10</text:span><text:span text:style-name="T58"> frames</text:span><text:span text:style-name="T59">) / (cancel: </text:span><text:span text:style-name="T60">last</text:span><text:span text:style-name="T59"> </text:span><text:span text:style-name="T9">3</text:span><text:span text:style-name="T59"> frames)</text:span></text:p>
      <text:p text:style-name="P6"><text:span text:style-name="T35"><text:tab/></text:span><text:span text:style-name="T2">S</text:span><text:span text:style-name="T18">lap:</text:span><text:span text:style-name="T36"> </text:span><text:span text:style-name="T59">(animation: </text:span><text:span text:style-name="T58">7 frames</text:span><text:span text:style-name="T59">) / (cancel: </text:span><text:span text:style-name="T60">last</text:span><text:span text:style-name="T59"> </text:span><text:span text:style-name="T10">3</text:span><text:span text:style-name="T59"> frames)</text:span></text:p>
      <text:p text:style-name="P6"><text:span text:style-name="T13"><text:tab/></text:span><text:span text:style-name="T6">S</text:span><text:span text:style-name="T14">lash: </text:span><text:span text:style-name="T59">(animation: 16</text:span><text:span text:style-name="T58"> frames</text:span><text:span text:style-name="T59">) / (cancel: </text:span><text:span text:style-name="T60">last</text:span><text:span text:style-name="T59"> </text:span><text:span text:style-name="T10">5</text:span><text:span text:style-name="T59"> frames)</text:span></text:p>
      <text:p text:style-name="P7"><text:span text:style-name="T16"><text:tab/></text:span><text:span text:style-name="T8">T</text:span><text:span text:style-name="T17">rick: </text:span><text:span text:style-name="T59">(animation: 10</text:span><text:span text:style-name="T58"> frames</text:span><text:span text:style-name="T59">) / (cancel: </text:span><text:span text:style-name="T60">last</text:span><text:span text:style-name="T59"> </text:span><text:span text:style-name="T9">5</text:span><text:span text:style-name="T59"> frames)</text:span></text:p>
      <text:p text:style-name="P13"/>
      <text:p text:style-name="P7"><text:span text:style-name="T16"><text:tab/></text:span><text:span text:style-name="T7">I</text:span><text:span text:style-name="T15">nsult:</text:span><text:span text:style-name="T52"> </text:span><text:span text:style-name="T55">(no combo: only one ranged attack)</text:span></text:p>
      <text:p text:style-name="P14"/>
      <text:p text:style-name="P14"/>
      <text:p text:style-name="P11"><text:span text:style-name="T34"><text:tab/></text:span><text:span text:style-name="T62">What can be linked with what?</text:span></text:p>
      <text:p text:style-name="P14"><text:tab/></text:p>
      <text:p text:style-name="P8"><text:span text:style-name="T34"><text:tab/></text:span><text:span text:style-name="T1">P</text:span><text:span text:style-name="T11">unch:</text:span><text:span text:style-name="T57"> </text:span><text:span text:style-name="T61">Punch (one time), Kick, Slap, Slash</text:span></text:p>
      <text:p text:style-name="P8"><text:span text:style-name="T34"><text:tab/></text:span><text:span text:style-name="T1">K</text:span><text:span text:style-name="T11">ick:</text:span><text:span text:style-name="T57"> </text:span><text:span text:style-name="T61">Kick (one time), Punch, Slap, Slash</text:span></text:p>
      <text:p text:style-name="P9"><text:span text:style-name="T61"><text:tab/></text:span><text:span text:style-name="T2">S</text:span><text:span text:style-name="T18">lap:</text:span><text:span text:style-name="T78"> </text:span><text:span text:style-name="T79">Slap (one time), Punch, Kick, Slash, Trick</text:span></text:p>
      <text:p text:style-name="P8"><text:span text:style-name="T61"><text:tab/></text:span><text:span text:style-name="T5">S</text:span><text:span text:style-name="T12">lash:</text:span><text:span text:style-name="T51"> </text:span><text:span text:style-name="T56">None or </text:span><text:span text:style-name="T53">Trick (one time) - </text:span><text:span text:style-name="T56">see just below*</text:span></text:p>
      <text:p text:style-name="P8"><text:span text:style-name="T53"><text:tab/></text:span><text:span text:style-name="T8">T</text:span><text:span text:style-name="T17">rick:</text:span><text:span text:style-name="T51"> </text:span><text:span text:style-name="T54">Slash (one time), Punch, Kick, Slap</text:span></text:p>
      <text:p text:style-name="P14"/>
      <text:p text:style-name="P14"/>
      <text:p text:style-name="P16">Limitations to avoid “infinite loops”</text:p>
      <text:p text:style-name="P14"/>
      <text:p text:style-name="P10"><text:span text:style-name="T34"><text:tab/></text:span><text:span text:style-name="T63">I</text:span><text:span text:style-name="T37">n a combo, </text:span><text:span text:style-name="T38">you </text:span><text:span text:style-name="T23">cannot</text:span><text:span text:style-name="T32">:</text:span></text:p>
      <text:p text:style-name="P10"><text:span text:style-name="T20"><text:tab/></text:span><text:span text:style-name="T21">Use</text:span><text:span text:style-name="T20"> an attack more than </text:span><text:span text:style-name="T22">3</text:span><text:span text:style-name="T20"> times.</text:span></text:p>
      <text:p text:style-name="P22"><text:span text:style-name="T20"><text:tab/></text:span><text:span text:style-name="T3">U</text:span><text:span text:style-name="T21">se </text:span><text:span text:style-name="T24">Trick</text:span><text:span text:style-name="T21"> more than 2 times.</text:span></text:p>
      <text:p text:style-name="P20"><text:soft-page-break/><text:span text:style-name="T79"><text:tab/>*</text:span><text:span text:style-name="T4">U</text:span><text:span text:style-name="T21">se </text:span><text:span text:style-name="T20">Slash</text:span><text:span text:style-name="T21"> more than 2 times.</text:span></text:p>
      <text:p text:style-name="P20"><text:span text:style-name="T21"/></text:p>
      <text:p text:style-name="P20"><text:span text:style-name="T21"/></text:p>
      <text:p text:style-name="P24"><text:span text:style-name="T64">What happens when you miss the cancel window</text:span><text:span text:style-name="T65">?</text:span></text:p>
      <text:p text:style-name="P15"/>
      <text:p text:style-name="P21"><text:span text:style-name="T34"><text:tab/></text:span><text:span text:style-name="T77">There are several ways to miss the cancel window:</text:span></text:p>
      <text:p text:style-name="P21"><text:span text:style-name="T77"/></text:p>
      <text:p text:style-name="P25"><text:span text:style-name="T74">1) </text:span><text:span text:style-name="T75">Trying</text:span><text:span text:style-name="T74"> to use a forbidden move (see above).</text:span></text:p>
      <text:p text:style-name="P25"><text:span text:style-name="T74">2) </text:span><text:span text:style-name="T75">Missing</text:span><text:span text:style-name="T74"> the cancel frames (too early or too late).</text:span></text:p>
      <text:p text:style-name="P23"><text:span text:style-name="T76"/></text:p>
      <text:p text:style-name="P25"><text:span text:style-name="T31">Until a 1 second (?) timer is out</text:span><text:span text:style-name="T75">, i</text:span><text:span text:style-name="T74">n any of these cases, the only left option for the player are </text:span><text:span text:style-name="T30">move forward</text:span><text:span text:style-name="T74">, </text:span><text:span text:style-name="T30">backward</text:span><text:span text:style-name="T74">, stay </text:span><text:span text:style-name="T30">Idle</text:span><text:span text:style-name="T74">,</text:span><text:span text:style-name="T75"> </text:span><text:span text:style-name="T31">parry</text:span><text:span text:style-name="T75"> or </text:span><text:span text:style-name="T31">dodge</text:span><text:span text:style-name="T75">.</text:span></text:p>
      <text:p text:style-name="P21"><text:span text:style-name="T66"/></text:p>
      <text:p text:style-name="P18"><text:tab/></text:p>
      <text:p text:style-name="P17">Stopping opponent’s combos.</text:p>
      <text:p text:style-name="P14"/>
      <text:p text:style-name="P26"><text:span text:style-name="T39"><text:tab/></text:span><text:span text:style-name="T65">L</text:span><text:span text:style-name="T40">ike any other attack, you can </text:span><text:span text:style-name="T42">avoid/</text:span><text:span text:style-name="T43">stop</text:span><text:span text:style-name="T42"> combos</text:span><text:span text:style-name="T40"> </text:span><text:span text:style-name="T41">and</text:span><text:span text:style-name="T40"> in order </text:span><text:span text:style-name="T70">to do that</text:span><text:span text:style-name="T71">, </text:span><text:span text:style-name="T25">you have to </text:span><text:span text:style-name="T28">execute a defensive maneuver</text:span><text:span text:style-name="T25"> before the first hit frame </text:span><text:span text:style-name="T26">of </text:span><text:span text:style-name="T28">an</text:span><text:span text:style-name="T26"> attack. Stopping one attack stops the combo instantly </text:span><text:span text:style-name="T29">(with the get hit animation playing</text:span><text:span text:style-name="T26">)</text:span><text:span text:style-name="T25">. </text:span><text:span text:style-name="T27">This will </text:span><text:span text:style-name="T28">also </text:span><text:span text:style-name="T27">trigger a timer of 1 second (?) during which the opponent cannot do anything </text:span><text:span text:style-name="T28">but stay Idle</text:span><text:span text:style-name="T72">. </text:span><text:span text:style-name="T73">This is the only way to stop a combo (attacking is not an option).</text:span></text:p>
      <text:p text:style-name="P19"/>
      <text:p text:style-name="P26"><text:span text:style-name="T25"><text:tab/></text:span><text:span text:style-name="T67">I</text:span><text:span text:style-name="T44">nteresting o</text:span><text:span text:style-name="T45">ption:</text:span><text:span text:style-name="T40"> </text:span><text:span text:style-name="T41">you </text:span><text:span text:style-name="T42">have to</text:span><text:span text:style-name="T41"> </text:span><text:span text:style-name="T68">use the right maneuver</text:span><text:span text:style-name="T69"> in order to stop an attack in a combo</text:span><text:span text:style-name="T41"> (instantly stop</text:span><text:span text:style-name="T42">s</text:span><text:span text:style-name="T41"> the opponent’s combo).</text:span><text:span text:style-name="T46"> </text:span><text:span text:style-name="T47">But wouldn’t that be too difficult for a casual game/gamer? </text:span><text:span text:style-name="T48">Using the right maneuver would also trigger a 1 second timer before being able to do anything for the opponent. Using the bad one wouldn’t trigger any timer or a shorter one (but still stops the combo).</text:span></text:p>
      <text:p text:style-name="P26"><text:span text:style-name="T48"/></text:p>
      <text:p text:style-name="P26"><text:span text:style-name="T48"/></text:p>
      <text:p text:style-name="P29"><text:span text:style-name="T50">Priorities between combos and defensive moves</text:span></text:p>
      <text:p text:style-name="P29"><text:span text:style-name="T50"/></text:p>
      <text:p text:style-name="P27"><text:soft-page-break/><text:span text:style-name="T33"><text:tab/>Defensive maneuvers</text:span><text:span text:style-name="T48">, in order to be successful, must be executed </text:span><text:span text:style-name="T33">before the hit frames</text:span><text:span text:style-name="T48"> (no kidding?).</text:span></text:p>
      <text:p text:style-name="P27"><text:span text:style-name="T48"/></text:p>
      <text:p text:style-name="P30"><text:span text:style-name="T50">Priorities between combos</text:span></text:p>
      <text:p text:style-name="P30"><text:span text:style-name="T50"/></text:p>
      <text:p text:style-name="P28"><text:span text:style-name="T49">The first combo to hit the opponent is the one that is a success. The other one stops with a get hit animation then a 1 second (?) timer.</text:span><text:span text:style-name="T48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Futura Std Condensed" svg:font-family="'Futura Std Condensed'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12:01:48.073000000</meta:creation-date>
    <dc:date>2022-06-18T16:16:29.816085840</dc:date>
    <meta:editing-duration>PT3H1M31S</meta:editing-duration>
    <meta:editing-cycles>34</meta:editing-cycles>
    <meta:generator>LibreOffice/6.4.7.2$Linux_X86_64 LibreOffice_project/40$Build-2</meta:generator>
    <meta:document-statistic meta:table-count="0" meta:image-count="0" meta:object-count="0" meta:page-count="3" meta:paragraph-count="34" meta:word-count="470" meta:character-count="2627" meta:non-whitespace-character-count="2165"/>
  </office:meta>
</office:document-meta>
</file>